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cm"/>
    </style:style>
    <style:style style:name="gr5" style:family="graphic" style:parent-style-name="standard">
      <style:graphic-properties draw:stroke="none" svg:stroke-color="#000000" draw:fill="none" draw:fill-color="#ffffff" fo:min-height="6.5cm"/>
    </style:style>
    <style:style style:name="gr6" style:family="graphic" style:parent-style-name="standard">
      <style:graphic-properties draw:stroke="none" svg:stroke-color="#000000" draw:fill="none" draw:fill-color="#ffffff" fo:min-height="2.7cm"/>
    </style:style>
    <style:style style:name="gr7" style:family="graphic" style:parent-style-name="standard">
      <style:graphic-properties draw:stroke="none" svg:stroke-color="#000000" draw:fill="none" draw:fill-color="#ffffff" fo:min-height="3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4.1cm" svg:x="2.5cm" svg:y="1.9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1cm" svg:height="8.5cm" svg:x="2.4cm" svg:y="7.7cm">
          <text:p text:style-name="P1"/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2.4cm" svg:y1="14.4cm" svg:x2="10.4cm" svg:y2="14.4cm">
          <text:p/>
        </draw:line>
        <draw:line draw:style-name="gr2" draw:text-style-name="P1" draw:layer="layout" svg:x1="2.4cm" svg:y1="10.1cm" svg:x2="10.5cm" svg:y2="10.1cm">
          <text:p/>
        </draw:line>
        <draw:custom-shape draw:style-name="gr1" draw:text-style-name="P1" draw:layer="layout" svg:width="4.453cm" svg:height="2.2cm" svg:x="2.2cm" svg:y="18.4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cm" svg:y1="18.4cm" svg:x2="10.7cm" svg:y2="18.4cm">
          <text:p/>
        </draw:line>
        <draw:line draw:style-name="gr2" draw:text-style-name="P1" draw:layer="layout" svg:x1="2.2cm" svg:y1="20.6cm" svg:x2="10.7cm" svg:y2="20.6cm">
          <text:p/>
        </draw:line>
        <draw:line draw:style-name="gr3" draw:text-style-name="P1" draw:layer="layout" svg:x1="2.8cm" svg:y1="25cm" svg:x2="10.6cm" svg:y2="25cm">
          <text:p/>
        </draw:line>
        <draw:frame draw:style-name="gr4" draw:layer="layout" svg:width="8.8cm" svg:height="4.25cm" svg:x="9.9cm" svg:y="3.1cm">
          <draw:text-box>
            <text:p>Data Source</text:p>
          </draw:text-box>
        </draw:frame>
        <draw:frame draw:style-name="gr5" draw:layer="layout" svg:width="8.5cm" svg:height="6.75cm" svg:x="11.6cm" svg:y="10.5cm">
          <draw:text-box>
            <text:p>Process</text:p>
          </draw:text-box>
        </draw:frame>
        <draw:frame draw:style-name="gr6" draw:layer="layout" svg:width="6.6cm" svg:height="2.95cm" svg:x="12.4cm" svg:y="18.2cm">
          <draw:text-box>
            <text:p>Data Store</text:p>
          </draw:text-box>
        </draw:frame>
        <draw:frame draw:style-name="gr7" draw:layer="layout" svg:width="8cm" svg:height="3.45cm" svg:x="12cm" svg:y="23.7cm">
          <draw:text-box>
            <text:p>Data Flo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3:32:10.670000000</meta:creation-date>
    <dc:date>2014-10-01T13:38:22.990000000</dc:date>
    <meta:editing-duration>PT4M10S</meta:editing-duration>
    <meta:editing-cycles>2</meta:editing-cycles>
    <meta:generator>LibreOffice/4.2.5.2$Windows_x86 LibreOffice_project/61cb170a04bb1f12e77c884eab9192be736ec5f5</meta:generator>
    <meta:document-statistic meta:object-count="12"/>
  </office:meta>
</office:document-meta>
</file>